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Title_20_Shobido_20_2">
      <style:text-properties style:text-line-through-style="solid"/>
    </style:style>
    <style:style style:name="P5" style:family="paragraph" style:parent-style-name="Corpus_20_A">
      <style:text-properties style:font-name="Sylfaen2" style:font-name-asian="Symbol" style:font-name-complex="Symbol"/>
    </style:style>
    <style:style style:name="P6" style:family="paragraph" style:parent-style-name="Corpus_20_A">
      <style:text-properties fo:font-weight="normal" style:font-weight-asian="normal" style:font-weight-complex="normal"/>
    </style:style>
    <style:style style:name="P7" style:family="paragraph" style:parent-style-name="Corpus_20_A">
      <style:text-properties style:text-line-through-style="solid"/>
    </style:style>
    <style:style style:name="P8" style:family="paragraph" style:parent-style-name="Corpus_20_A">
      <style:text-properties style:text-line-through-style="none"/>
    </style:style>
    <style:style style:name="P9" style:family="paragraph" style:parent-style-name="Corpus_20_A">
      <style:text-properties style:text-line-through-style="none" style:text-underline-style="none" fo:font-weight="normal" fo:background-color="#ffff00" style:font-weight-asian="normal" style:font-weight-complex="normal"/>
    </style:style>
    <style:style style:name="P10" style:family="paragraph" style:parent-style-name="Corpus_20_Note">
      <style:text-properties style:font-name="Sylfaen2" style:font-name-asian="Symbol" style:font-name-complex="Symbol"/>
    </style:style>
    <style:style style:name="P11" style:family="paragraph" style:parent-style-name="Corpus_20_Note">
      <style:text-properties style:text-line-through-style="solid"/>
    </style:style>
    <style:style style:name="P12" style:family="paragraph" style:parent-style-name="Title_20_Shobido_20_3">
      <style:text-properties style:text-line-through-style="solid"/>
    </style:style>
    <style:style style:name="P13" style:family="paragraph" style:parent-style-name="Title_20_Shobido_20_1">
      <style:text-properties style:text-line-through-style="solid"/>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font-name="Symbol" fo:font-size="10.5pt" style:font-name-asian="Symbol" style:font-size-asian="10.5pt" style:font-name-complex="Symbol" style:font-size-complex="10.5pt"/>
    </style:style>
    <style:style style:name="T5" style:family="text">
      <style:text-properties style:text-position="sub 58%"/>
    </style:style>
    <style:style style:name="T6" style:family="text">
      <style:text-properties style:text-position="0% 100%"/>
    </style:style>
    <style:style style:name="T7" style:family="text">
      <style:text-properties style:font-name="Sylfaen2" style:font-name-asian="Symbol" style:font-name-complex="Symbol"/>
    </style:style>
    <style:style style:name="T8" style:family="text">
      <style:text-properties fo:font-weight="bold" style:font-weight-asian="bold" style:font-weight-complex="bold"/>
    </style:style>
    <style:style style:name="T9" style:family="text">
      <style:text-properties fo:color="#00ae00"/>
    </style:style>
    <style:style style:name="T10"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au moins deux des troi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14"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14"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16" svg:width="0.458cm" svg:height="0.458cm" svg:x="7.022cm" svg:y="2.73cm"><draw:text-box><text:p text:style-name="P15"><text:span text:style-name="T10">3</text:span></text:p></draw:text-box></draw:frame><draw:frame draw:style-name="gr5" draw:text-style-name="P16" svg:width="0.458cm" svg:height="0.458cm" svg:x="4.274cm" svg:y="5.478cm"><draw:text-box><text:p text:style-name="P15"><text:span text:style-name="T10">5</text:span></text:p></draw:text-box></draw:frame><draw:frame draw:style-name="gr6" draw:text-style-name="P16" svg:width="0.458cm" svg:height="0.458cm" svg:x="1.526cm" svg:y="5.478cm"><draw:text-box><text:p text:style-name="P15"><text:span text:style-name="T10">6</text:span></text:p></draw:text-box></draw:frame><draw:frame draw:style-name="gr7" draw:text-style-name="P16" svg:width="0.458cm" svg:height="0.458cm" svg:x="7.022cm" svg:y="5.478cm"><draw:text-box><text:p text:style-name="P15"><text:span text:style-name="T10">4</text:span></text:p></draw:text-box></draw:frame><draw:frame draw:style-name="gr8" draw:text-style-name="P16" svg:width="0.458cm" svg:height="0.458cm" svg:x="7.022cm" svg:y="-0.018cm"><draw:text-box><text:p text:style-name="P15"><text:span text:style-name="T10">2</text:span></text:p></draw:text-box></draw:frame><draw:frame draw:style-name="gr9" draw:text-style-name="P16" svg:width="0.458cm" svg:height="0.458cm" svg:x="4.274cm" svg:y="-0.018cm"><draw:text-box><text:p text:style-name="P15"><text:span text:style-name="T10">1</text:span></text:p></draw:text-box></draw:frame><draw:frame draw:style-name="gr10" draw:text-style-name="P16" svg:width="0.458cm" svg:height="0.458cm" svg:x="1.526cm" svg:y="-0.018cm"><draw:text-box><text:p text:style-name="P15"><text:span text:style-name="T10">8</text:span></text:p></draw:text-box></draw:frame><draw:frame draw:style-name="gr11" draw:text-style-name="P16" svg:width="0.458cm" svg:height="0.458cm" svg:x="1.526cm" svg:y="2.73cm"><draw:text-box><text:p text:style-name="P15"><text:span text:style-name="T10">7</text:span></text:p></draw:text-box></draw:frame><draw:frame draw:style-name="gr12" draw:text-style-name="P16" svg:width="3.206cm" svg:height="0.458cm" svg:x="2.898cm" svg:y="2.73cm"><draw:text-box><text:p text:style-name="P15"><text:span text:style-name="T10">Table de Jeu</text:span></text:p></draw:text-box></draw:frame><draw:line draw:style-name="gr13" draw:text-style-name="P17" svg:x1="3.36cm" svg:y1="0.438cm" svg:x2="3.36cm" svg:y2="0.896cm"><text:p/></draw:line><draw:line draw:style-name="gr14" draw:text-style-name="P17" svg:x1="1.986cm" svg:y1="1.813cm" svg:x2="2.444cm" svg:y2="1.813cm"><text:p/></draw:line><draw:line draw:style-name="gr15" draw:text-style-name="P17" svg:x1="3.36cm" svg:y1="5.478cm" svg:x2="3.36cm" svg:y2="5.02cm"><text:p/></draw:line><draw:line draw:style-name="gr16" draw:text-style-name="P17" svg:x1="5.647cm" svg:y1="0.438cm" svg:x2="5.647cm" svg:y2="0.896cm"><text:p/></draw:line><draw:line draw:style-name="gr17" draw:text-style-name="P17" svg:x1="5.647cm" svg:y1="5.02cm" svg:x2="5.647cm" svg:y2="5.478cm"><text:p/></draw:line><draw:line draw:style-name="gr18" draw:text-style-name="P17" svg:x1="1.986cm" svg:y1="4.101cm" svg:x2="2.444cm" svg:y2="4.101cm"><text:p/></draw:line><draw:line draw:style-name="gr19" draw:text-style-name="P17" svg:x1="6.565cm" svg:y1="1.813cm" svg:x2="7.023cm" svg:y2="1.813cm"><text:p/></draw:line><draw:line draw:style-name="gr20" draw:text-style-name="P17" svg:x1="6.565cm" svg:y1="4.101cm" svg:x2="7.023cm" svg:y2="4.101cm"><text:p/></draw:line><draw:line draw:style-name="gr21" draw:text-style-name="P17" svg:x1="6.565cm" svg:y1="2.271cm" svg:x2="7.023cm" svg:y2="1.813cm"><text:p/></draw:line><draw:line draw:style-name="gr22" draw:text-style-name="P17" svg:x1="6.565cm" svg:y1="2.497cm" svg:x2="7.023cm" svg:y2="2.039cm"><text:p/></draw:line><draw:line draw:style-name="gr23" draw:text-style-name="P17" svg:x1="6.565cm" svg:y1="2.73cm" svg:x2="7.023cm" svg:y2="2.272cm"><text:p/></draw:line><draw:line draw:style-name="gr24" draw:text-style-name="P17" svg:x1="6.565cm" svg:y1="2.959cm" svg:x2="7.023cm" svg:y2="2.501cm"><text:p/></draw:line><draw:line draw:style-name="gr25" draw:text-style-name="P17" svg:x1="6.565cm" svg:y1="3.185cm" svg:x2="7.023cm" svg:y2="2.727cm"><text:p/></draw:line><draw:line draw:style-name="gr26" draw:text-style-name="P17" svg:x1="6.565cm" svg:y1="3.415cm" svg:x2="7.023cm" svg:y2="2.957cm"><text:p/></draw:line><draw:line draw:style-name="gr27" draw:text-style-name="P17" svg:x1="6.565cm" svg:y1="3.646cm" svg:x2="7.023cm" svg:y2="3.188cm"><text:p/></draw:line><draw:line draw:style-name="gr28" draw:text-style-name="P17" svg:x1="6.565cm" svg:y1="3.873cm" svg:x2="7.023cm" svg:y2="3.415cm"><text:p/></draw:line><draw:line draw:style-name="gr29" draw:text-style-name="P17" svg:x1="6.565cm" svg:y1="4.104cm" svg:x2="7.023cm" svg:y2="3.646cm"><text:p/></draw:line><draw:line draw:style-name="gr30" draw:text-style-name="P17" svg:x1="6.565cm" svg:y1="2.042cm" svg:x2="6.794cm" svg:y2="1.813cm"><text:p/></draw:line><draw:line draw:style-name="gr31" draw:text-style-name="P17"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text:span text:style-name="T9">une des </text:span><text:span text:style-name="T9">zone</text:span><text:span text:style-name="T9">s</text:span><text:span text:style-name="T9"> </text:span><text:span text:style-name="T9">1 à 8</text:span>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e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8">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6">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P13" text:outline-level="1"><text:soft-page-break/>Déplacement</text:h>
      <text:p text:style-name="P9">Déplacement = 2xMv (fixe)</text:p>
      <text:p text:style-name="P4">quand</text:p>
      <text:p text:style-name="P7">Durant la phase de mouvement, pour toute unité ayant reçu un ordre de « déplacement ». (2)</text:p>
      <text:p text:style-name="P4">comment</text:p>
      <text:p text:style-name="P7">Lancez 2D6 et ajoutez le meilleur des deux résultats au mouvement normal de l'unité.</text:p>
      <text:p text:style-name="P11">Déplacement = Mv+max(D6;D6)</text:p>
      <text:p text:style-name="P12">articles connexes :</text:p>
      <text:p text:style-name="P4">« Cavalerie » :</text:p>
      <text:p text:style-name="P7">Désigne une compétence.</text:p>
      <text:p text:style-name="P7">Le soldat se déplace de « Mv+max(D10;D10) » au lieu de « Mv+max(D6;D6) » lorsqu'il reçoit un ordre de « déplacement ».</text:p>
      <text:p text:style-name="P7">En revanche il ne peut pas recevoir l'ordre « tir appuyé » et ne reçoit aucun « modificateur de camouflage » quel que soit son ordre. </text:p>
      <text:p text:style-name="P8"/>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tout ses « tests de sauvegarde ». (2)(3)</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2 points au maximum, le résultat du duel est déclaré « incertain », chaque soldat engagé dans ce corps à corps reçoit une touche de son adversaire.</text:p>
      <text:p text:style-name="Corpus_20_Note">Si l'un des deux duellistes a un score supérieur de 3, 4 ou 5 points à celui de son adversaire, il est dit « dominant », il ne subit pas de touche, en revanche son adversaire est dit « oppressé », il est touché et doit faire un « test de sauvegarde ».</text:p>
      <text:p text:style-name="Corpus_20_Note">Si l'un des deux duellistes a un score supérieur de 6 ou 7 points à celui de son adversaire, il est dit « dominant », il ne subit pas de touche, en revanche son adversaire est dit « oppressé », il est touché deux fois et doit faire deux « tests de sauvegarde ».</text:p>
      <text:p text:style-name="Corpus_20_Note">Si l'un des deux duellistes a un score supérieur de 8 points ou plus à celui de son adversaire, il est dit « dominant », il ne subit pas de touche, en revanche son adversaire est dit « oppressé », il est touché trois fois et doit faire trois « tests de sauvegarde ».</text:p>
      <text:p text:style-name="Corpus_20_A">Un soldat « oppressé » peut soit « encaisser » les touches comme convenu, soit tenter une « esquive » qui s'y substitue.</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 et qu'une « intervention » ne réussit pas en sa faveur.</text:p>
      <text:p text:style-name="Corpus_20_A"/>
      <text:p text:style-name="Title_20_Shobido_20_3"><text:soft-page-break/>Articles connexes :</text:p>
      <text:p text:style-name="Title_20_Shobido_20_2">« peur » :</text:p>
      <text:p text:style-name="Corpus_20_A">cf compétences</text:p>
      <text:p text:style-name="Title_20_Shobido_20_2">« Gladiateur » :</text:p>
      <text:p text:style-name="Corpus_20_A">cf compétences</text:p>
      <text:p text:style-name="Title_20_Shobido_20_2">« IMPLACABLE » :</text:p>
      <text:p text:style-name="Corpus_20_A">cf compétences</text:p>
      <text:p text:style-name="Corpus_20_A"/>
      <text:h text:style-name="Title_20_Shobido_20_1" text:outline-level="1">TEST d'INTERVENTION</text:h>
      <text:p text:style-name="Title_20_Shobido_20_2">Quand</text:p>
      <text:p text:style-name="Corpus_20_A">Pour toute charge prenant pour cible un soldat bloqué ou au tapis durant la phase de corps à corps, sur demande du joueur possédant le soldat invalide, <text:s/>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Title_20_Shobido_20_2">Annexe</text:p>
      <text:p text:style-name="Corpus_20_A">Un duelliste</text:p>
      <text:h text:style-name="Title_20_Shobido_20_1" text:outline-level="1"><text:soft-page-break/>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5">T</text:span> <text:span text:style-name="T3">&gt;</text:span> D10<text:span text:style-name="T5">T-1</text:span> : explosion</text:p>
      <text:p text:style-name="Corpus_20_Note">D10<text:span text:style-name="T5">T</text:span> <text:span text:style-name="T3"></text:span> D10<text:span text:style-name="T5">T-1</text:span> : statu quo</text:p>
      <text:p text:style-name="Title_20_Shobido_20_2">annexe</text:p>
      <text:p text:style-name="Corpus_20_A">Il est conseillé d'utiliser un D10 pour garder le résultat du « test d'explosion » et ainsi connaître la valeur de « D10<text:span text:style-name="T5">T-1 </text:span><text:span text:style-name="T6">»</text:span>.</text:p>
      <text:p text:style-name="Title_20_Shobido_20_3">articles connexes :</text:p>
      <text:p text:style-name="Title_20_Shobido_20_2">« explosion » :</text:p>
      <text:p text:style-name="Corpus_20_A"/>
      <text:h text:style-name="Title_20_Shobido_20_1" text:outline-level="1"><text:soft-page-break/>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7"> 6 : succès</text:span></text:p>
      <text:p text:style-name="P10">D10 &lt; 6 : échec</text:p>
      <text:p text:style-name="P3">Annexe</text:p>
      <text:p text:style-name="P5">Lorsqu'une réparation est un succès le blindé récupère un « point » dans l'« ensemble » de son choix.</text:p>
      <text:p text:style-name="P5">Un blindé qui reçoit un ordre de « réparation » peut effectuer deux « tests de réparation » au lieu d'un seul.</text:p>
      <text:h text:style-name="Title_20_Shobido_20_1" text:outline-level="1">Test de MORAL</text:h>
      <text:p text:style-name="Title_20_Shobido_20_2">Quand </text:p>
      <text:p text:style-name="Corpus_20_A">1.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de 1 à 3 au « commandement » du soldat, le soldat est déclaré « bloqué ».</text:p>
      <text:p text:style-name="Corpus_20_Note">Si le résultat du D10 est inférieur de plus de 3 au « commandement » du soldat, le soldat est déclaré « paniqué ».</text:p>
      <text:p text:style-name="Corpus_20_Note">Si le résultat du D10 est égal à 1 le soldat est déclaré « paniqué » quelque soit sa valeur de « commandement ».</text:p>
      <text:p text:style-name="Corpus_20_A">Les plages de résultats sont donc :</text:p>
      <text:p text:style-name="Corpus_20_Note">D10 <text:span text:style-name="T4"></text:span> Cd : « valide »</text:p>
      <text:p text:style-name="Corpus_20_Note">Cd &gt; D10 <text:span text:style-name="T4"></text:span> Cd-3 : « bloqué »</text:p>
      <text:p text:style-name="Corpus_20_Note">D10 &lt; Cd -3 : « paniqué »</text:p>
      <text:p text:style-name="Corpus_20_Note">D10 = 1 : « paniqué »</text:p>
      <text:p text:style-name="Title_20_Shobido_20_2">Annexe</text:p>
      <text:p text:style-name="Corpus_20_A">Un soldat « au tapis » n'est jamais concerné par un « test de moral ».</text:p>
      <text:p text:style-name="Corpus_20_A">La valeur de « commandement » peut être modifiée par un personnage alentour.</text:p>
      <text:p text:style-name="Title_20_Shobido_20_3">Articles connexes :</text:p>
      <text:p text:style-name="Title_20_Shobido_20_2">« Bloqué » :</text:p>
      <text:p text:style-name="Corpus_20_A">x</text:p>
      <text:p text:style-name="Title_20_Shobido_20_2">« PANIqué » :</text:p>
      <text:p text:style-name="Corpus_20_A">x</text:p>
      <text:p text:style-name="Title_20_Shobido_20_2"><text:soft-page-break/>« Valide » :</text:p>
      <text:p text:style-name="Corpus_20_A">x</text:p>
      <text:p text:style-name="Title_20_Shobido_20_2">« Implacable » :</text:p>
      <text:p text:style-name="Corpus_20_A">x</text:p>
      <text:p text:style-name="Title_20_Shobido_20_2">« PEUR » :</text:p>
      <text:p text:style-name="Corpus_20_A">x</text:p>
      <text:p text:style-name="Title_20_Shobido_20_2">« COMMANDEMENT » :</text:p>
      <text:p text:style-name="Corpus_20_A">x</text:p>
      <text:p text:style-name="Corpus_20_A"/>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3</text:page-number> / <text:page-count>17</text:page-count></text:p>
      </style:footer>
      <style:footer-left>
        <text:p text:style-name="MP2">3 <text:s/>: <text:s/><text:page-number text:select-page="current">2</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4-12-12T19:22:18.45</dc:date>
    <meta:editing-cycles>77</meta:editing-cycles>
    <meta:editing-duration>P3DT11H5M23S</meta:editing-duration>
    <meta:document-statistic meta:table-count="0" meta:image-count="0" meta:object-count="2" meta:page-count="17" meta:paragraph-count="493" meta:word-count="6152" meta:character-count="317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